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90">
            <text:p>90</text:p>
          </table:table-cell>
          <table:table-cell table:style-name="ce11" office:value-type="float" office:value="90">
            <text:p>9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54">
            <text:p>12065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>
          <table:table-cell/>
          <table:table-cell office:value-type="float" office:value="120514">
            <text:p>12051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0668">
            <text:p>12066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0654">
            <text:p>120654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12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1T12:29:55</dc:date>
    <meta:editing-duration>PT21H44M49S</meta:editing-duration>
    <meta:editing-cycles>9</meta:editing-cycles>
    <meta:generator>OpenOffice/4.1.0$Unix OpenOffice.org_project/410m18$Build-9764</meta:generator>
    <dc:creator>Anton Le</dc:creator>
    <meta:document-statistic meta:table-count="3" meta:cell-count="58" meta:object-count="0"/>
  </office:meta>
</office:document-meta>
</file>